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1cm"/>
    </style:style>
    <style:style style:name="co2" style:family="table-column">
      <style:table-column-properties fo:break-before="auto" style:column-width="3.337cm"/>
    </style:style>
    <style:style style:name="co3" style:family="table-column">
      <style:table-column-properties fo:break-before="auto" style:column-width="2.048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655cm"/>
    </style:style>
    <style:style style:name="co7" style:family="table-column">
      <style:table-column-properties fo:break-before="auto" style:column-width="3.819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3.062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2.856cm"/>
    </style:style>
    <style:style style:name="co12" style:family="table-column">
      <style:table-column-properties fo:break-before="auto" style:column-width="2.579cm"/>
    </style:style>
    <style:style style:name="ro1" style:family="table-row">
      <style:table-row-properties style:row-height="0.42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aaaaaa" style:text-outline="false" style:text-line-through-style="none" style:font-name="Menlo-Regula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aaaaaa" style:font-name="Menlo-Regular" fo:font-size="14pt" fo:language="en" fo:country="US" style:font-name-asian="Menlo-Regular" style:font-size-asian="14pt" style:language-asian="en" style:country-asian="US" style:font-name-complex="Menlo-Regular" style:font-size-complex="7.94999980926514pt" style:language-complex="en" style:country-complex="US"/>
    </style:style>
    <style:style style:name="ce3" style:family="table-cell" style:parent-style-name="Default" style:data-style-name="N11"/>
  </office:automatic-styles>
  <office:body>
    <office:spreadsheet>
      <table:table table:name="amaz_produc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float" office:value="1426337">
            <text:p>1426337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>
            <text:p>pq nocomp</text:p>
          </table:table-cell>
          <table:table-cell office:value-type="string">
            <text:p>pq comp</text:p>
          </table:table-cell>
          <table:table-cell/>
          <table:table-cell office:value-type="string">
            <text:p>mdx trie</text:p>
          </table:table-cell>
          <table:table-cell office:value-type="string">
            <text:p>diff</text:p>
          </table:table-cell>
          <table:table-cell office:value-type="string">
            <text:p>diff %</text:p>
          </table:table-cell>
          <table:table-cell/>
          <table:table-cell office:value-type="string">
            <text:p>ptr</text:p>
          </table:table-cell>
          <table:table-cell office:value-type="string">
            <text:p>data</text:p>
          </table:table-cell>
          <table:table-cell office:value-type="string">
            <text:p>ptr</text:p>
          </table:table-cell>
          <table:table-cell office:value-type="string">
            <text:p>rpt</text:p>
          </table:table-cell>
          <table:table-cell/>
        </table:table-row>
        <table:table-row table:style-name="ro2">
          <table:table-cell/>
          <table:table-cell office:value-type="string">
            <text:p>asin</text:p>
          </table:table-cell>
          <table:table-cell office:value-type="float" office:value="11984878">
            <text:p>11984878</text:p>
          </table:table-cell>
          <table:table-cell office:value-type="float" office:value="7965675">
            <text:p>7965675</text:p>
          </table:table-cell>
          <table:table-cell office:value-type="float" office:value="9727795">
            <text:p>9727795</text:p>
          </table:table-cell>
          <table:table-cell office:value-type="float" office:value="10366029">
            <text:p>10366029</text:p>
          </table:table-cell>
          <table:table-cell table:formula="of:=[.F5]-[.D5]" office:value-type="float" office:value="2400354">
            <text:p>2400354</text:p>
          </table:table-cell>
          <table:table-cell table:formula="of:=[.D5]/[.F5]" office:value-type="float" office:value="0.768440354546567">
            <text:p>0.7684403545</text:p>
          </table:table-cell>
          <table:table-cell table:formula="of:=[.C5]-[.D5]" office:value-type="float" office:value="4019203">
            <text:p>4019203</text:p>
          </table:table-cell>
          <table:table-cell office:value-type="float" office:value="3744135">
            <text:p>3744135</text:p>
          </table:table-cell>
          <table:table-cell office:value-type="float" office:value="1321902">
            <text:p>1321902</text:p>
          </table:table-cell>
          <table:table-cell office:value-type="float" office:value="2119313">
            <text:p>2119313</text:p>
          </table:table-cell>
          <table:table-cell office:value-type="float" office:value="0">
            <text:p>0</text:p>
          </table:table-cell>
          <table:table-cell table:formula="of:=[.D5]-[.E5]" office:value-type="float" office:value="-1762120">
            <text:p>-1762120</text:p>
          </table:table-cell>
        </table:table-row>
        <table:table-row table:style-name="ro1">
          <table:table-cell/>
          <table:table-cell office:value-type="string">
            <text:p>title</text:p>
          </table:table-cell>
          <table:table-cell office:value-type="float" office:value="174746160">
            <text:p>174746160</text:p>
          </table:table-cell>
          <table:table-cell office:value-type="float" office:value="56695926">
            <text:p>56695926</text:p>
          </table:table-cell>
          <table:table-cell office:value-type="float" office:value="74557154">
            <text:p>74557154</text:p>
          </table:table-cell>
          <table:table-cell office:value-type="float" office:value="138474554">
            <text:p>138474554</text:p>
          </table:table-cell>
          <table:table-cell table:formula="of:=[.F6]-[.D6]" office:value-type="float" office:value="81778628">
            <text:p>81778628</text:p>
          </table:table-cell>
          <table:table-cell table:formula="of:=[.D6]/[.F6]" office:value-type="float" office:value="0.40943208959532">
            <text:p>0.4094320896</text:p>
          </table:table-cell>
          <table:table-cell table:formula="of:=[.C6]-[.D6]" office:value-type="float" office:value="118050234">
            <text:p>118050234</text:p>
          </table:table-cell>
          <table:table-cell office:value-type="float" office:value="3922427">
            <text:p>3922427</text:p>
          </table:table-cell>
          <table:table-cell office:value-type="float" office:value="126804670">
            <text:p>126804670</text:p>
          </table:table-cell>
          <table:table-cell office:value-type="float" office:value="4128837">
            <text:p>4128837</text:p>
          </table:table-cell>
          <table:table-cell office:value-type="float" office:value="352">
            <text:p>352</text:p>
          </table:table-cell>
          <table:table-cell table:formula="of:=[.D6]-[.E6]" office:value-type="float" office:value="-17861228">
            <text:p>-17861228</text:p>
          </table:table-cell>
        </table:table-row>
        <table:table-row table:style-name="ro2">
          <table:table-cell/>
          <table:table-cell office:value-type="string">
            <text:p>imgUrl</text:p>
          </table:table-cell>
          <table:table-cell office:value-type="float" office:value="37621467">
            <text:p>37621467</text:p>
          </table:table-cell>
          <table:table-cell office:value-type="float" office:value="12263451">
            <text:p>12263451</text:p>
          </table:table-cell>
          <table:table-cell office:value-type="float" office:value="13459601">
            <text:p>13459601</text:p>
          </table:table-cell>
          <table:table-cell office:value-type="float" office:value="18011633">
            <text:p>18011633</text:p>
          </table:table-cell>
          <table:table-cell table:formula="of:=[.F7]-[.D7]" office:value-type="float" office:value="5748182">
            <text:p>5748182</text:p>
          </table:table-cell>
          <table:table-cell table:formula="of:=[.D7]/[.F7]" office:value-type="float" office:value="0.680862806831563">
            <text:p>0.6808628068</text:p>
          </table:table-cell>
          <table:table-cell table:formula="of:=[.C7]-[.D7]" office:value-type="float" office:value="25358016">
            <text:p>25358016</text:p>
          </table:table-cell>
          <table:table-cell office:value-type="float" office:value="3744135">
            <text:p>3744135</text:p>
          </table:table-cell>
          <table:table-cell office:value-type="float" office:value="8651814">
            <text:p>8651814</text:p>
          </table:table-cell>
          <table:table-cell office:value-type="float" office:value="2644703">
            <text:p>2644703</text:p>
          </table:table-cell>
          <table:table-cell office:value-type="float" office:value="2158">
            <text:p>2158</text:p>
          </table:table-cell>
          <table:table-cell table:formula="of:=[.D7]-[.E7]" office:value-type="float" office:value="-1196150">
            <text:p>-1196150</text:p>
          </table:table-cell>
        </table:table-row>
        <table:table-row table:style-name="ro1">
          <table:table-cell/>
          <table:table-cell office:value-type="string">
            <text:p>productURL</text:p>
          </table:table-cell>
          <table:table-cell office:value-type="float" office:value="11990414">
            <text:p>11990414</text:p>
          </table:table-cell>
          <table:table-cell office:value-type="float" office:value="7972565">
            <text:p>7972565</text:p>
          </table:table-cell>
          <table:table-cell office:value-type="float" office:value="9727819">
            <text:p>9727819</text:p>
          </table:table-cell>
          <table:table-cell office:value-type="float" office:value="10366046">
            <text:p>10366046</text:p>
          </table:table-cell>
          <table:table-cell table:formula="of:=[.F8]-[.D8]" office:value-type="float" office:value="2393481">
            <text:p>2393481</text:p>
          </table:table-cell>
          <table:table-cell table:formula="of:=[.D8]/[.F8]" office:value-type="float" office:value="0.769103764347563">
            <text:p>0.7691037643</text:p>
          </table:table-cell>
          <table:table-cell table:formula="of:=[.C8]-[.D8]" office:value-type="float" office:value="4017849">
            <text:p>4017849</text:p>
          </table:table-cell>
          <table:table-cell office:value-type="float" office:value="3744135">
            <text:p>3744135</text:p>
          </table:table-cell>
          <table:table-cell office:value-type="float" office:value="1321929">
            <text:p>1321929</text:p>
          </table:table-cell>
          <table:table-cell office:value-type="float" office:value="2119302">
            <text:p>2119302</text:p>
          </table:table-cell>
          <table:table-cell office:value-type="float" office:value="0">
            <text:p>0</text:p>
          </table:table-cell>
          <table:table-cell table:formula="of:=[.D8]-[.E8]" office:value-type="float" office:value="-1755254">
            <text:p>-1755254</text:p>
          </table:table-cell>
        </table:table-row>
        <table:table-row table:style-name="ro1">
          <table:table-cell/>
          <table:table-cell office:value-type="string">
            <text:p>stars</text:p>
          </table:table-cell>
          <table:table-cell office:value-type="float" office:value="3437274">
            <text:p>3437274</text:p>
          </table:table-cell>
          <table:table-cell office:value-type="float" office:value="1672914">
            <text:p>1672914</text:p>
          </table:table-cell>
          <table:table-cell office:value-type="float" office:value="957253">
            <text:p>957253</text:p>
          </table:table-cell>
          <table:table-cell office:value-type="float" office:value="957102">
            <text:p>957102</text:p>
          </table:table-cell>
          <table:table-cell table:formula="of:=[.F9]-[.D9]" office:value-type="float" office:value="-715812">
            <text:p>-715812</text:p>
          </table:table-cell>
          <table:table-cell table:formula="of:=[.D9]/[.F9]" office:value-type="float" office:value="1.74789520866115">
            <text:p>1.7478952087</text:p>
          </table:table-cell>
          <table:table-cell table:formula="of:=[.C9]-[.D9]" office:value-type="float" office:value="1764360">
            <text:p>1764360</text:p>
          </table:table-cell>
          <table:table-cell office:value-type="float" office:value="906227">
            <text:p>906227</text:p>
          </table:table-cell>
          <table:table-cell office:value-type="float" office:value="84">
            <text:p>84</text:p>
          </table:table-cell>
          <table:table-cell/>
          <table:table-cell office:value-type="float" office:value="174644">
            <text:p>174644</text:p>
          </table:table-cell>
          <table:table-cell table:formula="of:=[.D9]-[.E9]" office:value-type="float" office:value="715661">
            <text:p>715661</text:p>
          </table:table-cell>
        </table:table-row>
        <table:table-row table:style-name="ro1">
          <table:table-cell/>
          <table:table-cell office:value-type="string">
            <text:p>reviews</text:p>
          </table:table-cell>
          <table:table-cell office:value-type="float" office:value="613375">
            <text:p>613375</text:p>
          </table:table-cell>
          <table:table-cell office:value-type="float" office:value="565547">
            <text:p>565547</text:p>
          </table:table-cell>
          <table:table-cell table:number-columns-repeated="2" office:value-type="float" office:value="775664">
            <text:p>775664</text:p>
          </table:table-cell>
          <table:table-cell table:formula="of:=[.F10]-[.D10]" office:value-type="float" office:value="210117">
            <text:p>210117</text:p>
          </table:table-cell>
          <table:table-cell table:formula="of:=[.D10]/[.F10]" office:value-type="float" office:value="0.729113378988841">
            <text:p>0.729113379</text:p>
          </table:table-cell>
          <table:table-cell table:formula="of:=[.C10]-[.D10]" office:value-type="float" office:value="47828">
            <text:p>47828</text:p>
          </table:table-cell>
          <table:table-cell office:value-type="float" office:value="691099">
            <text:p>691099</text:p>
          </table:table-cell>
          <table:table-cell office:value-type="float" office:value="31494">
            <text:p>31494</text:p>
          </table:table-cell>
          <table:table-cell/>
          <table:table-cell office:value-type="float" office:value="1110434">
            <text:p>1110434</text:p>
          </table:table-cell>
          <table:table-cell table:formula="of:=[.D10]-[.E10]" office:value-type="float" office:value="-210117">
            <text:p>-210117</text:p>
          </table:table-cell>
        </table:table-row>
        <table:table-row table:style-name="ro1">
          <table:table-cell/>
          <table:table-cell office:value-type="string">
            <text:p>price</text:p>
          </table:table-cell>
          <table:table-cell office:value-type="float" office:value="7630043">
            <text:p>7630043</text:p>
          </table:table-cell>
          <table:table-cell office:value-type="float" office:value="3209733">
            <text:p>3209733</text:p>
          </table:table-cell>
          <table:table-cell office:value-type="float" office:value="2044636">
            <text:p>2044636</text:p>
          </table:table-cell>
          <table:table-cell office:value-type="float" office:value="1080503">
            <text:p>1080503</text:p>
          </table:table-cell>
          <table:table-cell table:formula="of:=[.F11]-[.D11]" office:value-type="float" office:value="-2129230">
            <text:p>-2129230</text:p>
          </table:table-cell>
          <table:table-cell table:formula="of:=[.D11]/[.F11]" office:value-type="float" office:value="2.97059147452622">
            <text:p>2.9705914745</text:p>
          </table:table-cell>
          <table:table-cell table:formula="of:=[.C11]-[.D11]" office:value-type="float" office:value="4420310">
            <text:p>4420310</text:p>
          </table:table-cell>
          <table:table-cell office:value-type="float" office:value="1773433">
            <text:p>1773433</text:p>
          </table:table-cell>
          <table:table-cell office:value-type="float" office:value="82876">
            <text:p>82876</text:p>
          </table:table-cell>
          <table:table-cell/>
          <table:table-cell office:value-type="float" office:value="26139">
            <text:p>26139</text:p>
          </table:table-cell>
          <table:table-cell table:formula="of:=[.D11]-[.E11]" office:value-type="float" office:value="1165097">
            <text:p>1165097</text:p>
          </table:table-cell>
        </table:table-row>
        <table:table-row table:style-name="ro1">
          <table:table-cell/>
          <table:table-cell office:value-type="string">
            <text:p>listPrice</text:p>
          </table:table-cell>
          <table:table-cell office:value-type="float" office:value="3744248">
            <text:p>3744248</text:p>
          </table:table-cell>
          <table:table-cell office:value-type="float" office:value="1367291">
            <text:p>1367291</text:p>
          </table:table-cell>
          <table:table-cell office:value-type="float" office:value="869623">
            <text:p>869623</text:p>
          </table:table-cell>
          <table:table-cell office:value-type="float" office:value="815857">
            <text:p>815857</text:p>
          </table:table-cell>
          <table:table-cell table:formula="of:=[.F12]-[.D12]" office:value-type="float" office:value="-551434">
            <text:p>-551434</text:p>
          </table:table-cell>
          <table:table-cell table:formula="of:=[.D12]/[.F12]" office:value-type="float" office:value="1.67589540814138">
            <text:p>1.6758954081</text:p>
          </table:table-cell>
          <table:table-cell table:formula="of:=[.C12]-[.D12]" office:value-type="float" office:value="2376957">
            <text:p>2376957</text:p>
          </table:table-cell>
          <table:table-cell office:value-type="float" office:value="724358">
            <text:p>724358</text:p>
          </table:table-cell>
          <table:table-cell office:value-type="float" office:value="38428">
            <text:p>38428</text:p>
          </table:table-cell>
          <table:table-cell/>
          <table:table-cell office:value-type="float" office:value="837438">
            <text:p>837438</text:p>
          </table:table-cell>
          <table:table-cell table:formula="of:=[.D12]-[.E12]" office:value-type="float" office:value="497668">
            <text:p>497668</text:p>
          </table:table-cell>
        </table:table-row>
        <table:table-row table:style-name="ro1">
          <table:table-cell/>
          <table:table-cell office:value-type="string">
            <text:p>category_id</text:p>
          </table:table-cell>
          <table:table-cell office:value-type="float" office:value="78756">
            <text:p>78756</text:p>
          </table:table-cell>
          <table:table-cell office:value-type="float" office:value="8461">
            <text:p>8461</text:p>
          </table:table-cell>
          <table:table-cell table:number-columns-repeated="2" office:value-type="float" office:value="1568915">
            <text:p>1568915</text:p>
          </table:table-cell>
          <table:table-cell table:formula="of:=[.F13]-[.D13]" office:value-type="float" office:value="1560454">
            <text:p>1560454</text:p>
          </table:table-cell>
          <table:table-cell table:formula="of:=[.D13]/[.F13]" office:value-type="float" office:value="0.00539289891421779">
            <text:p>0.0053928989</text:p>
          </table:table-cell>
          <table:table-cell table:formula="of:=[.C13]-[.D13]" office:value-type="float" office:value="70295">
            <text:p>70295</text:p>
          </table:table-cell>
          <table:table-cell office:value-type="float" office:value="1517221">
            <text:p>1517221</text:p>
          </table:table-cell>
          <table:table-cell office:value-type="float" office:value="483">
            <text:p>483</text:p>
          </table:table-cell>
          <table:table-cell/>
          <table:table-cell office:value-type="float" office:value="1425972">
            <text:p>1425972</text:p>
          </table:table-cell>
          <table:table-cell table:formula="of:=[.D13]-[.E13]" office:value-type="float" office:value="-1560454">
            <text:p>-1560454</text:p>
          </table:table-cell>
        </table:table-row>
        <table:table-row table:style-name="ro1">
          <table:table-cell/>
          <table:table-cell office:value-type="string">
            <text:p>isBestSeller</text:p>
          </table:table-cell>
          <table:table-cell office:value-type="float" office:value="447304">
            <text:p>447304</text:p>
          </table:table-cell>
          <table:table-cell office:value-type="float" office:value="55306">
            <text:p>55306</text:p>
          </table:table-cell>
          <table:table-cell office:value-type="float" office:value="407313">
            <text:p>407313</text:p>
          </table:table-cell>
          <table:table-cell office:value-type="float" office:value="359723">
            <text:p>359723</text:p>
          </table:table-cell>
          <table:table-cell table:formula="of:=[.F14]-[.D14]" office:value-type="float" office:value="304417">
            <text:p>304417</text:p>
          </table:table-cell>
          <table:table-cell table:formula="of:=[.D14]/[.F14]" office:value-type="float" office:value="0.153746076842459">
            <text:p>0.1537460768</text:p>
          </table:table-cell>
          <table:table-cell table:formula="of:=[.C14]-[.D14]" office:value-type="float" office:value="391998">
            <text:p>391998</text:p>
          </table:table-cell>
          <table:table-cell office:value-type="float" office:value="356585">
            <text:p>356585</text:p>
          </table:table-cell>
          <table:table-cell office:value-type="float" office:value="483">
            <text:p>483</text:p>
          </table:table-cell>
          <table:table-cell/>
          <table:table-cell office:value-type="float" office:value="1411174">
            <text:p>1411174</text:p>
          </table:table-cell>
          <table:table-cell table:formula="of:=[.D14]-[.E14]" office:value-type="float" office:value="-352007">
            <text:p>-352007</text:p>
          </table:table-cell>
        </table:table-row>
        <table:table-row table:style-name="ro1">
          <table:table-cell/>
          <table:table-cell office:value-type="string">
            <text:p>boughtInLastMonth</text:p>
          </table:table-cell>
          <table:table-cell office:value-type="float" office:value="1183657">
            <text:p>1183657</text:p>
          </table:table-cell>
          <table:table-cell office:value-type="float" office:value="546283">
            <text:p>546283</text:p>
          </table:table-cell>
          <table:table-cell table:formula="of:=[.E16]-SUM([.E5:.E14])" office:value-type="float" office:value="583942">
            <text:p>583942</text:p>
          </table:table-cell>
          <table:table-cell office:value-type="float" office:value="583643">
            <text:p>583643</text:p>
          </table:table-cell>
          <table:table-cell table:formula="of:=[.F15]-[.D15]" office:value-type="float" office:value="37360">
            <text:p>37360</text:p>
          </table:table-cell>
          <table:table-cell table:formula="of:=[.D15]/[.F15]" office:value-type="float" office:value="0.935988266800081">
            <text:p>0.9359882668</text:p>
          </table:table-cell>
          <table:table-cell table:formula="of:=[.C15]-[.D15]" office:value-type="float" office:value="637374">
            <text:p>637374</text:p>
          </table:table-cell>
          <table:table-cell office:value-type="float" office:value="532811">
            <text:p>532811</text:p>
          </table:table-cell>
          <table:table-cell office:value-type="float" office:value="77">
            <text:p>77</text:p>
          </table:table-cell>
          <table:table-cell/>
          <table:table-cell office:value-type="float" office:value="1009425">
            <text:p>1009425</text:p>
          </table:table-cell>
          <table:table-cell table:formula="of:=[.D15]-[.E15]" office:value-type="float" office:value="-37659">
            <text:p>-37659</text:p>
          </table:table-cell>
        </table:table-row>
        <table:table-row table:style-name="ro1">
          <table:table-cell table:number-columns-repeated="2"/>
          <table:table-cell table:formula="of:=SUM([.C5:.C15])" office:value-type="float" office:value="253477576">
            <text:p>253477576</text:p>
          </table:table-cell>
          <table:table-cell table:formula="of:=SUM([.D5:.D15])" office:value-type="float" office:value="92323152">
            <text:p>92323152</text:p>
          </table:table-cell>
          <table:table-cell office:value-type="float" office:value="114679715">
            <text:p>114679715</text:p>
          </table:table-cell>
          <table:table-cell table:formula="of:=SUM([.F5:.F15])" office:value-type="float" office:value="183359669">
            <text:p>183359669</text:p>
          </table:table-cell>
          <table:table-cell table:formula="of:=[.F16]-[.D16]" office:value-type="float" office:value="91036517">
            <text:p>91036517</text:p>
          </table:table-cell>
          <table:table-cell table:formula="of:=[.D16]/[.F16]" office:value-type="float" office:value="0.50350850055254">
            <text:p>0.5035085006</text:p>
          </table:table-cell>
          <table:table-cell table:formula="of:=[.C16]-[.D16]" office:value-type="float" office:value="161154424">
            <text:p>161154424</text:p>
          </table:table-cell>
          <table:table-cell table:formula="of:=SUM([.J5:.J15])" office:value-type="float" office:value="21656566">
            <text:p>21656566</text:p>
          </table:table-cell>
          <table:table-cell table:formula="of:=SUM([.K5:.K15])" office:value-type="float" office:value="138254240">
            <text:p>138254240</text:p>
          </table:table-cell>
          <table:table-cell table:formula="of:=SUM([.L5:.L15])" office:value-type="float" office:value="11012155">
            <text:p>1101215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E16]-[.D16]" office:value-type="float" office:value="22356563">
            <text:p>22356563</text:p>
          </table:table-cell>
          <table:table-cell office:value-type="float" office:value="27351707">
            <text:p>27351707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[.F16]-[.F17]" office:value-type="float" office:value="156007962">
            <text:p>156007962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[.F18]-5000000" office:value-type="float" office:value="151007962">
            <text:p>15100796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3"/>
          <table:table-cell office:value-type="string">
            <text:p>bytes</text:p>
          </table:table-cell>
          <table:table-cell/>
          <table:table-cell office:value-type="string">
            <text:p>freq</text:p>
          </table:table-cell>
          <table:table-cell office:value-type="string">
            <text:p>count</text:p>
          </table:table-cell>
          <table:table-cell office:value-type="string">
            <text:p>text len</text:p>
          </table:table-cell>
          <table:table-cell office:value-type="string">
            <text:p>trie size</text:p>
          </table:table-cell>
          <table:table-cell office:value-type="string">
            <text:p>pfx coding</text:p>
          </table:table-cell>
          <table:table-cell office:value-type="string">
            <text:p>ptr le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2828491">
            <text:p>2828491</text:p>
          </table:table-cell>
          <table:table-cell office:value-type="float" office:value="64">
            <text:p>64</text:p>
          </table:table-cell>
          <table:table-cell office:value-type="float" office:value="501">
            <text:p>501</text:p>
          </table:table-cell>
          <table:table-cell office:value-type="float" office:value="7797">
            <text:p>7797</text:p>
          </table:table-cell>
          <table:table-cell office:value-type="float" office:value="1170">
            <text:p>1170</text:p>
          </table:table-cell>
          <table:table-cell office:value-type="float" office:value="2828491">
            <text:p>282849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/>
          <table:table-cell office:value-type="float" office:value="9142862">
            <text:p>9142862</text:p>
          </table:table-cell>
          <table:table-cell office:value-type="float" office:value="2112">
            <text:p>2112</text:p>
          </table:table-cell>
          <table:table-cell office:value-type="float" office:value="16693">
            <text:p>16693</text:p>
          </table:table-cell>
          <table:table-cell office:value-type="float" office:value="21657">
            <text:p>21657</text:p>
          </table:table-cell>
          <table:table-cell office:value-type="float" office:value="14958">
            <text:p>14958</text:p>
          </table:table-cell>
          <table:table-cell office:value-type="float" office:value="18285724">
            <text:p>182857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9291757">
            <text:p>9291757</text:p>
          </table:table-cell>
          <table:table-cell office:value-type="float" office:value="1050688">
            <text:p>1050688</text:p>
          </table:table-cell>
          <table:table-cell office:value-type="float" office:value="10223102">
            <text:p>10223102</text:p>
          </table:table-cell>
          <table:table-cell office:value-type="float" office:value="3604638">
            <text:p>3604638</text:p>
          </table:table-cell>
          <table:table-cell office:value-type="float" office:value="7839080">
            <text:p>7839080</text:p>
          </table:table-cell>
          <table:table-cell office:value-type="float" office:value="27875271">
            <text:p>278752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206003">
            <text:p>206003</text:p>
          </table:table-cell>
          <table:table-cell office:value-type="float" office:value="1256691">
            <text:p>1256691</text:p>
          </table:table-cell>
          <table:table-cell office:value-type="float" office:value="2136999">
            <text:p>2136999</text:p>
          </table:table-cell>
          <table:table-cell office:value-type="float" office:value="936497">
            <text:p>936497</text:p>
          </table:table-cell>
          <table:table-cell office:value-type="float" office:value="1708097">
            <text:p>1708097</text:p>
          </table:table-cell>
          <table:table-cell office:value-type="float" office:value="824012">
            <text:p>8240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Total:</text:p>
          </table:table-cell>
          <table:table-cell/>
          <table:table-cell table:formula="of:=SUM([.F22:.F25])" office:value-type="float" office:value="21469113">
            <text:p>21469113</text:p>
          </table:table-cell>
          <table:table-cell table:formula="of:=SUM([.G22:.G25])" office:value-type="float" office:value="2309555">
            <text:p>2309555</text:p>
          </table:table-cell>
          <table:table-cell table:formula="of:=SUM([.H22:.H25])" office:value-type="float" office:value="12377295">
            <text:p>12377295</text:p>
          </table:table-cell>
          <table:table-cell table:formula="of:=SUM([.I22:.I25])" office:value-type="float" office:value="4570589">
            <text:p>4570589</text:p>
          </table:table-cell>
          <table:table-cell table:formula="of:=SUM([.J22:.J25])" office:value-type="float" office:value="9563305">
            <text:p>9563305</text:p>
          </table:table-cell>
          <table:table-cell table:formula="of:=SUM([.K22:.K25])" office:value-type="float" office:value="49813498">
            <text:p>49813498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[.I26]+[.K26]" office:value-type="float" office:value="54384087">
            <text:p>54384087</text:p>
          </table:table-cell>
          <table:table-cell table:formula="of:=[.J26]+[.K26]" office:value-type="float" office:value="59376803">
            <text:p>59376803</text:p>
          </table:table-cell>
          <table:table-cell table:formula="of:=[.K26]+[.H26]" office:value-type="float" office:value="62190793">
            <text:p>62190793</text:p>
          </table:table-cell>
          <table:table-cell table:number-columns-repeated="3"/>
        </table:table-row>
      </table:table>
      <table:table table:name="all_countries" table:style-name="ta1" table:print="false">
        <table:table-column table:style-name="co5" table:default-cell-style-name="Default"/>
        <table:table-column table:style-name="co7" table:default-cell-style-name="ce1"/>
        <table:table-column table:style-name="co8" table:number-columns-repeated="2" table:default-cell-style-name="ce1"/>
        <table:table-column table:style-name="co5" table:default-cell-style-name="Default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5" table:number-columns-repeated="2" table:default-cell-style-name="ce3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>
            <text:p>zstd</text:p>
          </table:table-cell>
          <table:table-cell table:style-name="Default" table:number-columns-repeated="2"/>
          <table:table-cell office:value-type="string">
            <text:p>data size</text:p>
          </table:table-cell>
          <table:table-cell table:style-name="Default" office:value-type="string">
            <text:p>ptr size</text:p>
          </table:table-cell>
          <table:table-cell table:style-name="Default" office:value-type="string">
            <text:p>total size</text:p>
          </table:table-cell>
          <table:table-cell office:value-type="string">
            <text:p>idx size</text:p>
          </table:table-cell>
          <table:table-cell office:value-type="string">
            <text:p>tail data size</text:p>
          </table:table-cell>
          <table:table-cell office:value-type="string">
            <text:p>tail ptr size</text:p>
          </table:table-cell>
          <table:table-cell office:value-type="string">
            <text:p>rpt count</text:p>
          </table:table-cell>
          <table:table-cell table:style-name="Default" table:number-columns-repeated="2"/>
        </table:table-row>
        <table:table-row table:style-name="ro3">
          <table:table-cell/>
          <table:table-cell office:value-type="string">
            <text:p>geonameid</text:p>
          </table:table-cell>
          <table:table-cell table:formula="of:=1698743+829774" office:value-type="float" office:value="2528517">
            <text:p>2528517</text:p>
          </table:table-cell>
          <table:table-cell table:formula="of:=655865+316453" office:value-type="float" office:value="972318">
            <text:p>972318</text:p>
          </table:table-cell>
          <table:table-cell table:style-name="ce2" office:value-type="float" office:value="838177">
            <text:p>838177</text:p>
          </table:table-cell>
          <table:table-cell table:style-name="ce2" office:value-type="float" office:value="4000814">
            <text:p>4000814</text:p>
          </table:table-cell>
          <table:table-cell office:value-type="float" office:value="5336473">
            <text:p>5336473</text:p>
          </table:table-cell>
          <table:table-cell table:number-columns-repeated="4"/>
          <table:table-cell table:formula="of:=[.F4]/[.$G$23]" office:value-type="percentage" office:value="0.00698077055698">
            <text:p>0.70%</text:p>
          </table:table-cell>
          <table:table-cell table:formula="of:=[.G4]/[.$G$23]" office:value-type="percentage" office:value="0.00931127855394395">
            <text:p>0.93%</text:p>
          </table:table-cell>
        </table:table-row>
        <table:table-row table:style-name="ro3">
          <table:table-cell/>
          <table:table-cell office:value-type="string">
            <text:p>name</text:p>
          </table:table-cell>
          <table:table-cell table:formula="of:=87260622+58437881" office:value-type="float" office:value="145698503">
            <text:p>145698503</text:p>
          </table:table-cell>
          <table:table-cell table:formula="of:=41418429+25148465" office:value-type="float" office:value="66566894">
            <text:p>66566894</text:p>
          </table:table-cell>
          <table:table-cell/>
          <table:table-cell office:value-type="float" office:value="37981354">
            <text:p>37981354</text:p>
          </table:table-cell>
          <table:table-cell office:value-type="float" office:value="72871118">
            <text:p>72871118</text:p>
          </table:table-cell>
          <table:table-cell table:style-name="ce1" office:value-type="float" office:value="34889728">
            <text:p>34889728</text:p>
          </table:table-cell>
          <table:table-cell table:style-name="ce1" office:value-type="float" office:value="8235272">
            <text:p>8235272</text:p>
          </table:table-cell>
          <table:table-cell table:style-name="ce1" office:value-type="float" office:value="8716896">
            <text:p>8716896</text:p>
          </table:table-cell>
          <table:table-cell/>
          <table:table-cell table:formula="of:=[.F5]/[.$G$23]" office:value-type="percentage" office:value="0.0662712932211881">
            <text:p>6.63%</text:p>
          </table:table-cell>
          <table:table-cell table:formula="of:=[.G5]/[.$G$23]" office:value-type="percentage" office:value="0.127148264075414">
            <text:p>12.71%</text:p>
          </table:table-cell>
        </table:table-row>
        <table:table-row table:style-name="ro3">
          <table:table-cell/>
          <table:table-cell office:value-type="string">
            <text:p>asciiname</text:p>
          </table:table-cell>
          <table:table-cell table:formula="of:=84110078+57211124" office:value-type="float" office:value="141321202">
            <text:p>141321202</text:p>
          </table:table-cell>
          <table:table-cell table:formula="of:=40221605+24720459" office:value-type="float" office:value="64942064">
            <text:p>64942064</text:p>
          </table:table-cell>
          <table:table-cell/>
          <table:table-cell office:value-type="float" office:value="37981354">
            <text:p>37981354</text:p>
          </table:table-cell>
          <table:table-cell office:value-type="float" office:value="71191049">
            <text:p>71191049</text:p>
          </table:table-cell>
          <table:table-cell table:style-name="ce2" office:value-type="float" office:value="33209659">
            <text:p>33209659</text:p>
          </table:table-cell>
          <table:table-cell table:style-name="ce1" office:value-type="float" office:value="7545457">
            <text:p>7545457</text:p>
          </table:table-cell>
          <table:table-cell table:style-name="ce1" office:value-type="float" office:value="8110466">
            <text:p>8110466</text:p>
          </table:table-cell>
          <table:table-cell/>
          <table:table-cell table:formula="of:=[.F6]/[.$G$23]" office:value-type="percentage" office:value="0.0662712932211881">
            <text:p>6.63%</text:p>
          </table:table-cell>
          <table:table-cell table:formula="of:=[.G6]/[.$G$23]" office:value-type="percentage" office:value="0.124216816572758">
            <text:p>12.42%</text:p>
          </table:table-cell>
        </table:table-row>
        <table:table-row table:style-name="ro3">
          <table:table-cell/>
          <table:table-cell office:value-type="string">
            <text:p>alternatenames</text:p>
          </table:table-cell>
          <table:table-cell table:formula="of:=182662875+100757840" office:value-type="float" office:value="283420715">
            <text:p>283420715</text:p>
          </table:table-cell>
          <table:table-cell table:formula="of:=72444637+36188759" office:value-type="float" office:value="108633396">
            <text:p>108633396</text:p>
          </table:table-cell>
          <table:table-cell/>
          <table:table-cell office:value-type="float" office:value="36398797">
            <text:p>36398797</text:p>
          </table:table-cell>
          <table:table-cell office:value-type="float" office:value="217231060">
            <text:p>217231060</text:p>
          </table:table-cell>
          <table:table-cell table:style-name="ce2" office:value-type="float" office:value="180832227">
            <text:p>180832227</text:p>
          </table:table-cell>
          <table:table-cell table:style-name="ce2" office:value-type="float" office:value="156328589">
            <text:p>156328589</text:p>
          </table:table-cell>
          <table:table-cell table:style-name="ce1" office:value-type="float" office:value="11855544">
            <text:p>11855544</text:p>
          </table:table-cell>
          <table:table-cell/>
          <table:table-cell table:formula="of:=[.F7]/[.$G$23]" office:value-type="percentage" office:value="0.06350998831915">
            <text:p>6.35%</text:p>
          </table:table-cell>
          <table:table-cell table:formula="of:=[.G7]/[.$G$23]" office:value-type="percentage" office:value="0.379032913729445">
            <text:p>37.90%</text:p>
          </table:table-cell>
        </table:table-row>
        <table:table-row table:style-name="ro3">
          <table:table-cell/>
          <table:table-cell office:value-type="string">
            <text:p>latitude</text:p>
          </table:table-cell>
          <table:table-cell table:formula="of:=62492139+38809855" office:value-type="float" office:value="101301994">
            <text:p>101301994</text:p>
          </table:table-cell>
          <table:table-cell table:formula="of:=33822299+20640247" office:value-type="float" office:value="54462546">
            <text:p>54462546</text:p>
          </table:table-cell>
          <table:table-cell table:style-name="ce1" office:value-type="float" office:value="7585351">
            <text:p>7585351</text:p>
          </table:table-cell>
          <table:table-cell office:value-type="float" office:value="29022265">
            <text:p>29022265</text:p>
          </table:table-cell>
          <table:table-cell office:value-type="float" office:value="37327394">
            <text:p>37327394</text:p>
          </table:table-cell>
          <table:table-cell table:number-columns-repeated="4"/>
          <table:table-cell table:formula="of:=[.F8]/[.$G$23]" office:value-type="percentage" office:value="0.0506391381875966">
            <text:p>5.06%</text:p>
          </table:table-cell>
          <table:table-cell table:formula="of:=[.G8]/[.$G$23]" office:value-type="percentage" office:value="0.0651302392473111">
            <text:p>6.51%</text:p>
          </table:table-cell>
        </table:table-row>
        <table:table-row table:style-name="ro3">
          <table:table-cell/>
          <table:table-cell office:value-type="string">
            <text:p>longitude</text:p>
          </table:table-cell>
          <table:table-cell table:formula="of:=62492139+38809855" office:value-type="float" office:value="101301994">
            <text:p>101301994</text:p>
          </table:table-cell>
          <table:table-cell table:formula="of:=33920953+20670816" office:value-type="float" office:value="54591769">
            <text:p>54591769</text:p>
          </table:table-cell>
          <table:table-cell table:style-name="ce1" office:value-type="float" office:value="8890462">
            <text:p>8890462</text:p>
          </table:table-cell>
          <table:table-cell office:value-type="float" office:value="30230669">
            <text:p>30230669</text:p>
          </table:table-cell>
          <table:table-cell office:value-type="float" office:value="39840909">
            <text:p>39840909</text:p>
          </table:table-cell>
          <table:table-cell table:number-columns-repeated="4"/>
          <table:table-cell table:formula="of:=[.F9]/[.$G$23]" office:value-type="percentage" office:value="0.0527476068802519">
            <text:p>5.27%</text:p>
          </table:table-cell>
          <table:table-cell table:formula="of:=[.G9]/[.$G$23]" office:value-type="percentage" office:value="0.0695159146390008">
            <text:p>6.95%</text:p>
          </table:table-cell>
        </table:table-row>
        <table:table-row table:style-name="ro3">
          <table:table-cell/>
          <table:table-cell office:value-type="string">
            <text:p>feature_class</text:p>
          </table:table-cell>
          <table:table-cell table:formula="of:=5602039+4232317" office:value-type="float" office:value="9834356">
            <text:p>9834356</text:p>
          </table:table-cell>
          <table:table-cell table:formula="of:=2368050+1853548" office:value-type="float" office:value="4221598">
            <text:p>4221598</text:p>
          </table:table-cell>
          <table:table-cell table:style-name="ce1" office:value-type="float" office:value="24">
            <text:p>24</text:p>
          </table:table-cell>
          <table:table-cell office:value-type="float" office:value="5103972">
            <text:p>5103972</text:p>
          </table:table-cell>
          <table:table-cell office:value-type="float" office:value="5599140">
            <text:p>5599140</text:p>
          </table:table-cell>
          <table:table-cell table:number-columns-repeated="3"/>
          <table:table-cell table:style-name="ce1" office:value-type="float" office:value="8689603">
            <text:p>8689603</text:p>
          </table:table-cell>
          <table:table-cell table:formula="of:=[.F10]/[.$G$23]" office:value-type="percentage" office:value="0.00890560207529026">
            <text:p>0.89%</text:p>
          </table:table-cell>
          <table:table-cell table:formula="of:=[.G10]/[.$G$23]" office:value-type="percentage" office:value="0.00976958980257742">
            <text:p>0.98%</text:p>
          </table:table-cell>
        </table:table-row>
        <table:table-row table:style-name="ro3">
          <table:table-cell/>
          <table:table-cell office:value-type="string">
            <text:p>feature_code</text:p>
          </table:table-cell>
          <table:table-cell table:formula="of:=14044664+11122572" office:value-type="float" office:value="25167236">
            <text:p>25167236</text:p>
          </table:table-cell>
          <table:table-cell table:formula="of:=6049820+4977290" office:value-type="float" office:value="11027110">
            <text:p>11027110</text:p>
          </table:table-cell>
          <table:table-cell table:style-name="ce1" office:value-type="float" office:value="3302">
            <text:p>3302</text:p>
          </table:table-cell>
          <table:table-cell office:value-type="float" office:value="8554522">
            <text:p>8554522</text:p>
          </table:table-cell>
          <table:table-cell office:value-type="float" office:value="9054388">
            <text:p>9054388</text:p>
          </table:table-cell>
          <table:table-cell table:number-columns-repeated="3"/>
          <table:table-cell table:style-name="ce1" office:value-type="float" office:value="7384502">
            <text:p>7384502</text:p>
          </table:table-cell>
          <table:table-cell table:formula="of:=[.F11]/[.$G$23]" office:value-type="percentage" office:value="0.0149262513345128">
            <text:p>1.49%</text:p>
          </table:table-cell>
          <table:table-cell table:formula="of:=[.G11]/[.$G$23]" office:value-type="percentage" office:value="0.0157984363086794">
            <text:p>1.58%</text:p>
          </table:table-cell>
        </table:table-row>
        <table:table-row table:style-name="ro3">
          <table:table-cell/>
          <table:table-cell office:value-type="string">
            <text:p>country_code</text:p>
          </table:table-cell>
          <table:table-cell table:formula="of:=652272+404437" office:value-type="float" office:value="1056709">
            <text:p>1056709</text:p>
          </table:table-cell>
          <table:table-cell table:formula="of:=33150+20167" office:value-type="float" office:value="53317">
            <text:p>53317</text:p>
          </table:table-cell>
          <table:table-cell table:style-name="ce1" office:value-type="float" office:value="764">
            <text:p>764</text:p>
          </table:table-cell>
          <table:table-cell office:value-type="float" office:value="9894522">
            <text:p>9894522</text:p>
          </table:table-cell>
          <table:table-cell office:value-type="float" office:value="10390918">
            <text:p>10390918</text:p>
          </table:table-cell>
          <table:table-cell table:number-columns-repeated="3"/>
          <table:table-cell table:style-name="ce1" office:value-type="float" office:value="12660197">
            <text:p>12660197</text:p>
          </table:table-cell>
          <table:table-cell table:formula="of:=[.F12]/[.$G$23]" office:value-type="percentage" office:value="0.0172643336713456">
            <text:p>1.73%</text:p>
          </table:table-cell>
          <table:table-cell table:formula="of:=[.G12]/[.$G$23]" office:value-type="percentage" office:value="0.0181304640591623">
            <text:p>1.81%</text:p>
          </table:table-cell>
        </table:table-row>
        <table:table-row table:style-name="ro3">
          <table:table-cell/>
          <table:table-cell office:value-type="string">
            <text:p>cc2</text:p>
          </table:table-cell>
          <table:table-cell table:formula="of:=835078+440693" office:value-type="float" office:value="1275771">
            <text:p>1275771</text:p>
          </table:table-cell>
          <table:table-cell table:formula="of:=84349+31306" office:value-type="float" office:value="115655">
            <text:p>115655</text:p>
          </table:table-cell>
          <table:table-cell table:style-name="ce1" office:value-type="float" office:value="7402">
            <text:p>7402</text:p>
          </table:table-cell>
          <table:table-cell office:value-type="float" office:value="3179430">
            <text:p>3179430</text:p>
          </table:table-cell>
          <table:table-cell office:value-type="float" office:value="3681998">
            <text:p>3681998</text:p>
          </table:table-cell>
          <table:table-cell table:number-columns-repeated="3"/>
          <table:table-cell table:style-name="ce1" office:value-type="float" office:value="12644012">
            <text:p>12644012</text:p>
          </table:table-cell>
          <table:table-cell table:formula="of:=[.F13]/[.$G$23]" office:value-type="percentage" office:value="0.00554758889865385">
            <text:p>0.55%</text:p>
          </table:table-cell>
          <table:table-cell table:formula="of:=[.G13]/[.$G$23]" office:value-type="percentage" office:value="0.00642448842392054">
            <text:p>0.64%</text:p>
          </table:table-cell>
        </table:table-row>
        <table:table-row table:style-name="ro3">
          <table:table-cell/>
          <table:table-cell office:value-type="string">
            <text:p>admin1_code</text:p>
          </table:table-cell>
          <table:table-cell table:formula="of:=7634815+3697372" office:value-type="float" office:value="11332187">
            <text:p>11332187</text:p>
          </table:table-cell>
          <table:table-cell table:formula="of:=3796622+1775922" office:value-type="float" office:value="5572544">
            <text:p>5572544</text:p>
          </table:table-cell>
          <table:table-cell table:style-name="ce1" office:value-type="float" office:value="3455">
            <text:p>3455</text:p>
          </table:table-cell>
          <table:table-cell office:value-type="float" office:value="11563414">
            <text:p>11563414</text:p>
          </table:table-cell>
          <table:table-cell office:value-type="float" office:value="12063571">
            <text:p>12063571</text:p>
          </table:table-cell>
          <table:table-cell table:number-columns-repeated="3"/>
          <table:table-cell table:style-name="ce1" office:value-type="float" office:value="9498626">
            <text:p>9498626</text:p>
          </table:table-cell>
          <table:table-cell table:formula="of:=[.F14]/[.$G$23]" office:value-type="percentage" office:value="0.0201762791245407">
            <text:p>2.02%</text:p>
          </table:table-cell>
          <table:table-cell table:formula="of:=[.G14]/[.$G$23]" office:value-type="percentage" office:value="0.0210489718464387">
            <text:p>2.10%</text:p>
          </table:table-cell>
        </table:table-row>
        <table:table-row table:style-name="ro3">
          <table:table-cell/>
          <table:table-cell office:value-type="string">
            <text:p>admin2_code</text:p>
          </table:table-cell>
          <table:table-cell table:formula="of:=12707219+9368428" office:value-type="float" office:value="22075647">
            <text:p>22075647</text:p>
          </table:table-cell>
          <table:table-cell table:formula="of:=5746340+4864159" office:value-type="float" office:value="10610499">
            <text:p>10610499</text:p>
          </table:table-cell>
          <table:table-cell table:style-name="ce1" office:value-type="float" office:value="228523">
            <text:p>228523</text:p>
          </table:table-cell>
          <table:table-cell office:value-type="float" office:value="15902169">
            <text:p>15902169</text:p>
          </table:table-cell>
          <table:table-cell office:value-type="float" office:value="16721417">
            <text:p>16721417</text:p>
          </table:table-cell>
          <table:table-cell table:number-columns-repeated="3"/>
          <table:table-cell table:style-name="ce1" office:value-type="float" office:value="7444766">
            <text:p>7444766</text:p>
          </table:table-cell>
          <table:table-cell table:formula="of:=[.F15]/[.$G$23]" office:value-type="percentage" office:value="0.027746701833007">
            <text:p>2.77%</text:p>
          </table:table-cell>
          <table:table-cell table:formula="of:=[.G15]/[.$G$23]" office:value-type="percentage" office:value="0.0291761565182947">
            <text:p>2.92%</text:p>
          </table:table-cell>
        </table:table-row>
        <table:table-row table:style-name="ro3">
          <table:table-cell/>
          <table:table-cell office:value-type="string">
            <text:p>admin3_code</text:p>
          </table:table-cell>
          <table:table-cell table:formula="of:=7758528+7145418" office:value-type="float" office:value="14903946">
            <text:p>14903946</text:p>
          </table:table-cell>
          <table:table-cell table:formula="of:=3506564+3118648" office:value-type="float" office:value="6625212">
            <text:p>6625212</text:p>
          </table:table-cell>
          <table:table-cell table:style-name="ce1" office:value-type="float" office:value="1010228">
            <text:p>1010228</text:p>
          </table:table-cell>
          <table:table-cell office:value-type="float" office:value="10120220">
            <text:p>10120220</text:p>
          </table:table-cell>
          <table:table-cell office:value-type="float" office:value="11644314">
            <text:p>11644314</text:p>
          </table:table-cell>
          <table:table-cell table:number-columns-repeated="3"/>
          <table:table-cell table:style-name="ce1" office:value-type="float" office:value="9944077">
            <text:p>9944077</text:p>
          </table:table-cell>
          <table:table-cell table:formula="of:=[.F16]/[.$G$23]" office:value-type="percentage" office:value="0.0176581400200459">
            <text:p>1.77%</text:p>
          </table:table-cell>
          <table:table-cell table:formula="of:=[.G16]/[.$G$23]" office:value-type="percentage" office:value="0.0203174364835331">
            <text:p>2.03%</text:p>
          </table:table-cell>
        </table:table-row>
        <table:table-row table:style-name="ro3">
          <table:table-cell/>
          <table:table-cell office:value-type="string">
            <text:p>admin4_code</text:p>
          </table:table-cell>
          <table:table-cell table:formula="of:=4590647+1020668" office:value-type="float" office:value="5611315">
            <text:p>5611315</text:p>
          </table:table-cell>
          <table:table-cell table:formula="of:=1867924+289182" office:value-type="float" office:value="2157106">
            <text:p>2157106</text:p>
          </table:table-cell>
          <table:table-cell table:style-name="ce1" office:value-type="float" office:value="1903608">
            <text:p>1903608</text:p>
          </table:table-cell>
          <table:table-cell office:value-type="float" office:value="5107746">
            <text:p>5107746</text:p>
          </table:table-cell>
          <table:table-cell office:value-type="float" office:value="7506788">
            <text:p>7506788</text:p>
          </table:table-cell>
          <table:table-cell table:number-columns-repeated="3"/>
          <table:table-cell table:style-name="ce1" office:value-type="float" office:value="11879050">
            <text:p>11879050</text:p>
          </table:table-cell>
          <table:table-cell table:formula="of:=[.F17]/[.$G$23]" office:value-type="percentage" office:value="0.00891218709225982">
            <text:p>0.89%</text:p>
          </table:table-cell>
          <table:table-cell table:formula="of:=[.G17]/[.$G$23]" office:value-type="percentage" office:value="0.0130981256933941">
            <text:p>1.31%</text:p>
          </table:table-cell>
        </table:table-row>
        <table:table-row table:style-name="ro3">
          <table:table-cell/>
          <table:table-cell office:value-type="string">
            <text:p>population</text:p>
          </table:table-cell>
          <table:table-cell table:formula="of:=4610314+4695710" office:value-type="float" office:value="9306024">
            <text:p>9306024</text:p>
          </table:table-cell>
          <table:table-cell table:formula="of:=1714569+1316080" office:value-type="float" office:value="3030649">
            <text:p>3030649</text:p>
          </table:table-cell>
          <table:table-cell table:style-name="ce1" office:value-type="float" office:value="193138">
            <text:p>193138</text:p>
          </table:table-cell>
          <table:table-cell office:value-type="float" office:value="4070491">
            <text:p>4070491</text:p>
          </table:table-cell>
          <table:table-cell office:value-type="float" office:value="4761107">
            <text:p>4761107</text:p>
          </table:table-cell>
          <table:table-cell table:number-columns-repeated="3"/>
          <table:table-cell table:style-name="ce1" office:value-type="float" office:value="11963518">
            <text:p>11963518</text:p>
          </table:table-cell>
          <table:table-cell table:formula="of:=[.F18]/[.$G$23]" office:value-type="percentage" office:value="0.00710234560398261">
            <text:p>0.71%</text:p>
          </table:table-cell>
          <table:table-cell table:formula="of:=[.G18]/[.$G$23]" office:value-type="percentage" office:value="0.00830735834363491">
            <text:p>0.83%</text:p>
          </table:table-cell>
        </table:table-row>
        <table:table-row table:style-name="ro3">
          <table:table-cell/>
          <table:table-cell office:value-type="string">
            <text:p>elevation</text:p>
          </table:table-cell>
          <table:table-cell table:formula="of:=3334380+4160132" office:value-type="float" office:value="7494512">
            <text:p>7494512</text:p>
          </table:table-cell>
          <table:table-cell table:formula="of:=1037984+3276068" office:value-type="float" office:value="4314052">
            <text:p>4314052</text:p>
          </table:table-cell>
          <table:table-cell table:style-name="ce1" office:value-type="float" office:value="13788">
            <text:p>13788</text:p>
          </table:table-cell>
          <table:table-cell office:value-type="float" office:value="6099912">
            <text:p>6099912</text:p>
          </table:table-cell>
          <table:table-cell office:value-type="float" office:value="6620912">
            <text:p>6620912</text:p>
          </table:table-cell>
          <table:table-cell table:number-columns-repeated="3"/>
          <table:table-cell table:style-name="ce1" office:value-type="float" office:value="10236758">
            <text:p>10236758</text:p>
          </table:table-cell>
          <table:table-cell table:formula="of:=[.F19]/[.$G$23]" office:value-type="percentage" office:value="0.0106433555995777">
            <text:p>1.06%</text:p>
          </table:table-cell>
          <table:table-cell table:formula="of:=[.G19]/[.$G$23]" office:value-type="percentage" office:value="0.0115524159708388">
            <text:p>1.16%</text:p>
          </table:table-cell>
        </table:table-row>
        <table:table-row table:style-name="ro3">
          <table:table-cell/>
          <table:table-cell office:value-type="string">
            <text:p>gtopo30</text:p>
          </table:table-cell>
          <table:table-cell table:formula="of:=11468939+7175499" office:value-type="float" office:value="18644438">
            <text:p>18644438</text:p>
          </table:table-cell>
          <table:table-cell table:formula="of:=11356908+7124512" office:value-type="float" office:value="18481420">
            <text:p>18481420</text:p>
          </table:table-cell>
          <table:table-cell table:style-name="ce1" office:value-type="float" office:value="16021">
            <text:p>16021</text:p>
          </table:table-cell>
          <table:table-cell office:value-type="float" office:value="17310485">
            <text:p>17310485</text:p>
          </table:table-cell>
          <table:table-cell office:value-type="float" office:value="17835326">
            <text:p>17835326</text:p>
          </table:table-cell>
          <table:table-cell table:number-columns-repeated="3"/>
          <table:table-cell table:style-name="ce1" office:value-type="float" office:value="495159">
            <text:p>495159</text:p>
          </table:table-cell>
          <table:table-cell table:formula="of:=[.F20]/[.$G$23]" office:value-type="percentage" office:value="0.0302039844929167">
            <text:p>3.02%</text:p>
          </table:table-cell>
          <table:table-cell table:formula="of:=[.G20]/[.$G$23]" office:value-type="percentage" office:value="0.0311197467852642">
            <text:p>3.11%</text:p>
          </table:table-cell>
        </table:table-row>
        <table:table-row table:style-name="ro3">
          <table:table-cell/>
          <table:table-cell office:value-type="string">
            <text:p>timezone</text:p>
          </table:table-cell>
          <table:table-cell table:formula="of:=5175776+4424853" office:value-type="float" office:value="9600629">
            <text:p>9600629</text:p>
          </table:table-cell>
          <table:table-cell table:formula="of:=1227888+898200" office:value-type="float" office:value="2126088">
            <text:p>2126088</text:p>
          </table:table-cell>
          <table:table-cell table:style-name="ce1" office:value-type="float" office:value="6934">
            <text:p>6934</text:p>
          </table:table-cell>
          <table:table-cell office:value-type="float" office:value="11217739">
            <text:p>11217739</text:p>
          </table:table-cell>
          <table:table-cell office:value-type="float" office:value="11720685">
            <text:p>11720685</text:p>
          </table:table-cell>
          <table:table-cell table:number-columns-repeated="3"/>
          <table:table-cell table:style-name="ce1" office:value-type="float" office:value="12022005">
            <text:p>12022005</text:p>
          </table:table-cell>
          <table:table-cell table:formula="of:=[.F21]/[.$G$23]" office:value-type="percentage" office:value="0.0195731323993283">
            <text:p>1.96%</text:p>
          </table:table-cell>
          <table:table-cell table:formula="of:=[.G21]/[.$G$23]" office:value-type="percentage" office:value="0.0204506914731945">
            <text:p>2.05%</text:p>
          </table:table-cell>
        </table:table-row>
        <table:table-row table:style-name="ro3">
          <table:table-cell/>
          <table:table-cell office:value-type="string">
            <text:p>modification</text:p>
          </table:table-cell>
          <table:table-cell table:formula="of:=26914278+19980692" office:value-type="float" office:value="46894970">
            <text:p>46894970</text:p>
          </table:table-cell>
          <table:table-cell table:formula="of:=7397821+5372757" office:value-type="float" office:value="12770578">
            <text:p>12770578</text:p>
          </table:table-cell>
          <table:table-cell/>
          <table:table-cell office:value-type="float" office:value="11217739">
            <text:p>11217739</text:p>
          </table:table-cell>
          <table:table-cell office:value-type="float" office:value="11720685">
            <text:p>11720685</text:p>
          </table:table-cell>
          <table:table-cell table:style-name="ce1" office:value-type="float" office:value="23049">
            <text:p>23049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">
            <text:p>1</text:p>
          </table:table-cell>
          <table:table-cell/>
          <table:table-cell table:formula="of:=[.F22]/[.$G$23]" office:value-type="percentage" office:value="0.0195731323993283">
            <text:p>1.96%</text:p>
          </table:table-cell>
          <table:table-cell table:formula="of:=[.G22]/[.$G$23]" office:value-type="percentage" office:value="0.0204506914731945">
            <text:p>2.05%</text:p>
          </table:table-cell>
        </table:table-row>
        <table:table-row table:style-name="ro1">
          <table:table-cell/>
          <table:table-cell table:style-name="Default"/>
          <table:table-cell table:style-name="Default" table:formula="of:=SUM([.C4:.C22])" office:value-type="float" office:value="958770665">
            <text:p>958770665</text:p>
          </table:table-cell>
          <table:table-cell table:style-name="Default" table:formula="of:=SUM([.D4:.D22])" office:value-type="float" office:value="431274815">
            <text:p>431274815</text:p>
          </table:table-cell>
          <table:table-cell/>
          <table:table-cell table:style-name="Default" table:formula="of:=SUM([.F4:.F22])" office:value-type="float" office:value="294957614">
            <text:p>294957614</text:p>
          </table:table-cell>
          <table:table-cell table:style-name="Default" table:formula="of:=SUM([.G4:.G22])" office:value-type="float" office:value="573119252">
            <text:p>573119252</text:p>
          </table:table-cell>
          <table:table-cell table:number-columns-repeated="4"/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Default" table:number-columns-repeated="3"/>
          <table:table-cell office:value-type="string">
            <text:p>bytes</text:p>
          </table:table-cell>
          <table:table-cell table:style-name="Default" office:value-type="string">
            <text:p>freq</text:p>
          </table:table-cell>
          <table:table-cell table:style-name="Default" office:value-type="string">
            <text:p>count</text:p>
          </table:table-cell>
          <table:table-cell office:value-type="string">
            <text:p>text len</text:p>
          </table:table-cell>
          <table:table-cell office:value-type="string">
            <text:p>trie size</text:p>
          </table:table-cell>
          <table:table-cell office:value-type="string">
            <text:p>pfx coding</text:p>
          </table:table-cell>
          <table:table-cell office:value-type="string">
            <text:p>ptr len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office:value-type="float" office:value="1">
            <text:p>1</text:p>
          </table:table-cell>
          <table:table-cell table:style-name="Default" office:value-type="float" office:value="1887741">
            <text:p>1887741</text:p>
          </table:table-cell>
          <table:table-cell table:style-name="Default" office:value-type="float" office:value="64">
            <text:p>64</text:p>
          </table:table-cell>
          <table:table-cell office:value-type="float" office:value="505">
            <text:p>505</text:p>
          </table:table-cell>
          <table:table-cell office:value-type="float" office:value="11877">
            <text:p>11877</text:p>
          </table:table-cell>
          <table:table-cell office:value-type="float" office:value="1148">
            <text:p>1148</text:p>
          </table:table-cell>
          <table:table-cell office:value-type="float" office:value="1887741">
            <text:p>1887741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office:value-type="float" office:value="2">
            <text:p>2</text:p>
          </table:table-cell>
          <table:table-cell table:style-name="Default" office:value-type="float" office:value="5029256">
            <text:p>5029256</text:p>
          </table:table-cell>
          <table:table-cell table:style-name="Default" office:value-type="float" office:value="2112">
            <text:p>2112</text:p>
          </table:table-cell>
          <table:table-cell office:value-type="float" office:value="16569">
            <text:p>16569</text:p>
          </table:table-cell>
          <table:table-cell office:value-type="float" office:value="30350">
            <text:p>30350</text:p>
          </table:table-cell>
          <table:table-cell office:value-type="float" office:value="15558">
            <text:p>15558</text:p>
          </table:table-cell>
          <table:table-cell office:value-type="float" office:value="10058512">
            <text:p>10058512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office:value-type="float" office:value="3">
            <text:p>3</text:p>
          </table:table-cell>
          <table:table-cell table:style-name="Default" office:value-type="float" office:value="12613106">
            <text:p>12613106</text:p>
          </table:table-cell>
          <table:table-cell table:style-name="Default" office:value-type="float" office:value="1050688">
            <text:p>1050688</text:p>
          </table:table-cell>
          <table:table-cell office:value-type="float" office:value="10794803">
            <text:p>10794803</text:p>
          </table:table-cell>
          <table:table-cell office:value-type="float" office:value="3358698">
            <text:p>3358698</text:p>
          </table:table-cell>
          <table:table-cell office:value-type="float" office:value="7644343">
            <text:p>7644343</text:p>
          </table:table-cell>
          <table:table-cell office:value-type="float" office:value="37839318">
            <text:p>37839318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office:value-type="float" office:value="4">
            <text:p>4</text:p>
          </table:table-cell>
          <table:table-cell table:style-name="Default" office:value-type="float" office:value="9477564">
            <text:p>9477564</text:p>
          </table:table-cell>
          <table:table-cell table:style-name="Default" office:value-type="float" office:value="9252268">
            <text:p>9252268</text:p>
          </table:table-cell>
          <table:table-cell office:value-type="float" office:value="104606881">
            <text:p>104606881</text:p>
          </table:table-cell>
          <table:table-cell office:value-type="float" office:value="32022657">
            <text:p>32022657</text:p>
          </table:table-cell>
          <table:table-cell office:value-type="float" office:value="75408343">
            <text:p>75408343</text:p>
          </table:table-cell>
          <table:table-cell office:value-type="float" office:value="37910256">
            <text:p>37910256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office:value-type="string">
            <text:p>Total:</text:p>
          </table:table-cell>
          <table:table-cell table:style-name="Default" table:formula="of:=SUM([.F27:.F30])" office:value-type="float" office:value="29007667">
            <text:p>29007667</text:p>
          </table:table-cell>
          <table:table-cell table:style-name="Default" table:formula="of:=SUM([.G27:.G30])" office:value-type="float" office:value="10305132">
            <text:p>10305132</text:p>
          </table:table-cell>
          <table:table-cell table:formula="of:=SUM([.H27:.H30])" office:value-type="float" office:value="115418758">
            <text:p>115418758</text:p>
          </table:table-cell>
          <table:table-cell table:formula="of:=SUM([.I27:.I30])" office:value-type="float" office:value="35423582">
            <text:p>35423582</text:p>
          </table:table-cell>
          <table:table-cell table:formula="of:=SUM([.J27:.J30])" office:value-type="float" office:value="83069392">
            <text:p>83069392</text:p>
          </table:table-cell>
          <table:table-cell table:formula="of:=SUM([.K27:.K30])" office:value-type="float" office:value="87695827">
            <text:p>87695827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formula="of:=[.I31]+[.K31]" office:value-type="float" office:value="123119409">
            <text:p>123119409</text:p>
          </table:table-cell>
          <table:table-cell table:formula="of:=[.J31]+[.K31]" office:value-type="float" office:value="170765219">
            <text:p>170765219</text:p>
          </table:table-cell>
          <table:table-cell table:formula="of:=[.K31]+[.H31]" office:value-type="float" office:value="203114585">
            <text:p>203114585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2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3" number:min-integer-digits="1"/>
    </number:number-style>
    <number:number-style style:name="N111">
      <number:number number:decimal-places="14" number:min-integer-digits="1"/>
    </number:number-style>
    <number:number-style style:name="N112">
      <number:number number:decimal-places="15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8">08/07/2024</text:date>, <text:time>17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un dale</meta:initial-creator>
    <meta:creation-date>2024-05-10T10:20:38</meta:creation-date>
    <dc:date>2024-07-08T17:41:23</dc:date>
    <dc:creator>Arun dale</dc:creator>
    <meta:editing-duration>P1DT1H44M20S</meta:editing-duration>
    <meta:editing-cycles>10</meta:editing-cycles>
    <meta:generator>OpenOffice/4.1.10$Unix OpenOffice.org_project/4110m2$Build-9807</meta:generator>
    <meta:document-statistic meta:table-count="2" meta:cell-count="434" meta:object-count="0"/>
  </office:meta>
</office:document-meta>
</file>